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764cm"/>
    </style:style>
    <style:style style:name="Table1.B" style:family="table-column">
      <style:table-column-properties style:column-width="15.23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757cm"/>
    </style:style>
    <style:style style:name="Table2.B" style:family="table-column">
      <style:table-column-properties style:column-width="15.244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 style:list-style-name="L2">
      <style:text-properties officeooo:paragraph-rsid="00169397"/>
    </style:style>
    <style:style style:name="P2" style:family="paragraph" style:parent-style-name="Preformatted_20_Text">
      <style:text-properties officeooo:paragraph-rsid="00169397"/>
    </style:style>
    <style:style style:name="P3" style:family="paragraph" style:parent-style-name="Preformatted_20_Text">
      <style:text-properties fo:font-weight="bold" officeooo:paragraph-rsid="00169397" style:font-weight-asian="bold" style:font-weight-complex="bold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Text_20_body">
      <style:text-properties style:font-name="Times New Roman" fo:font-size="12pt" style:font-size-asian="12pt" style:font-size-complex="12pt"/>
    </style:style>
    <style:style style:name="P6" style:family="paragraph" style:parent-style-name="Text_20_body" style:list-style-name="L2">
      <style:text-properties style:font-name="Times New Roman" fo:font-size="12pt" style:font-size-asian="12pt" style:font-size-complex="12pt"/>
    </style:style>
    <style:style style:name="P7" style:family="paragraph" style:parent-style-name="Text_20_body">
      <style:text-properties officeooo:paragraph-rsid="00169397"/>
    </style:style>
    <style:style style:name="P8" style:family="paragraph" style:parent-style-name="Heading_20_1">
      <style:text-properties fo:font-size="16pt" style:font-size-asian="16pt" style:font-size-complex="16pt"/>
    </style:style>
    <style:style style:name="T1" style:family="text">
      <style:text-properties officeooo:rsid="00169397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169397" style:font-size-asian="12pt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69397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9397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text:bullet-char="">
        <style:list-level-properties text:space-before="0.771cm" text:min-label-width="0.499cm"/>
        <style:text-properties style:font-name="StarSymbol"/>
      </text:list-level-style-bullet>
      <text:list-level-style-bullet text:level="2" text:style-name="Bullet_20_Symbols" text:bullet-char="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Install the Cloud Monitoring Agent <text:span text:style-name="T1">on</text:span> CentOS:</text:h>
      <text:p text:style-name="P4"><text:span text:style-name="T2"><text:tab/></text:span><text:span text:style-name="T3">* </text:span><text:span text:style-name="T2">Log in to the server that you want to monitor.</text:span></text:p>
      <text:p text:style-name="P5"><text:tab/>* Find your Linux distribution and version in the table below and run the listed command to download the package signing key. The command is all on one line.</text:p>
      <text:list xml:id="list1177318859913895559" text:style-name="L2">
        <text:list-header>
          <text:p text:style-name="P6"/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Strong_20_Emphasis">CentOS 5</text:span></text:p>
          </table:table-cell>
          <table:table-cell table:style-name="Table1.A1" office:value-type="string">
            <text:p text:style-name="Table_20_Contents"><text:span text:style-name="Source_20_Text">curl https://monitoring.api.rackspacecloud.com/pki/agent/centos-5.asc -o /tmp/signing-key.asc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entOS 6</text:span></text:p>
          </table:table-cell>
          <table:table-cell table:style-name="Table1.A1" office:value-type="string">
            <text:p text:style-name="Table_20_Contents"><text:span text:style-name="Source_20_Text">curl https://monitoring.api.rackspacecloud.com/pki/agent/centos-6.asc -o /tmp/signing-key.asc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entOS 7</text:span></text:p>
          </table:table-cell>
          <table:table-cell table:style-name="Table1.A1" office:value-type="string">
            <text:p text:style-name="Table_20_Contents"><text:span text:style-name="Source_20_Text">curl https://monitoring.api.rackspacecloud.com/pki/agent/centos-7.asc -o /tmp/signing-key.asc</text:span></text:p>
          </table:table-cell>
        </table:table-row>
      </table:table>
      <text:list xml:id="list1348410165" text:continue-numbering="true" text:style-name="L2">
        <text:list-header>
          <text:p text:style-name="P6"/>
        </text:list-header>
      </text:list>
      <text:p text:style-name="P5"><text:span text:style-name="T9">* Run the </text:span><text:span text:style-name="Source_20_Text"><text:span text:style-name="T9">rpm</text:span></text:span><text:span text:style-name="T9"> command to import the signing key you downloaded.</text:span></text:p>
      <text:list xml:id="list2059873551" text:continue-numbering="true" text:style-name="L2">
        <text:list-item>
          <text:list>
            <text:list-header>
              <text:p text:style-name="P1"><text:bookmark text:name="pre-5"/><text:span text:style-name="T2"><text:s/><text:tab/>sudo rpm --import /tmp/signing-key.asc</text:span></text:p>
              <text:p text:style-name="P1"><text:span text:style-name="T2"/></text:p>
            </text:list-header>
          </text:list>
        </text:list-item>
      </text:list>
      <text:p text:style-name="P2"><text:span text:style-name="T4">* Create and edit </text:span><text:span text:style-name="Strong_20_Emphasis"><text:span text:style-name="T4">/etc/yum.repos.d/rackspace-cloud-monitoring.repo </text:span></text:span><text:span text:style-name="T4">with a text editor (like </text:span><text:span text:style-name="Source_20_Text"><text:span text:style-name="T7">nano</text:span></text:span><text:span text:style-name="T4"> or </text:span><text:span text:style-name="Source_20_Text"><text:span text:style-name="T7">vi</text:span></text:span><text:span text:style-name="T4">). We will use </text:span><text:span text:style-name="Source_20_Text"><text:span text:style-name="T8">vi</text:span></text:span><text:span text:style-name="T4"> for this example.</text:span></text:p>
      <text:p text:style-name="P3"><text:span text:style-name="T2"/></text:p>
      <text:p text:style-name="P2"><text:span text:style-name="T2"><text:tab/></text:span><text:bookmark text:name="pre-6"/><text:span text:style-name="T2">sudo </text:span><text:span text:style-name="T3">vi</text:span><text:span text:style-name="T2"> /etc/yum.repos.d/rackspace-cloud-monitoring.repo</text:span></text:p>
      <text:p text:style-name="P2"><text:span text:style-name="T2"/></text:p>
      <text:p text:style-name="P2"><text:span text:style-name="T2">* Find your Linux distribution and version in the table below and copy the text block in the right-hand column. Make sure you copy all four lines of the text block.</text:span></text:p>
      <text:p text:style-name="P2"><text:span text:style-name="T2"/></text:p>
      <text:p text:style-name="P2"><text:span text:style-name="T2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Strong_20_Emphasis">CentOS 5</text:span></text:p>
          </table:table-cell>
          <table:table-cell table:style-name="Table2.A1" office:value-type="string">
            <text:p text:style-name="Table_20_Contents"><text:span text:style-name="Source_20_Text">[rackspace]<text:line-break/>name=Rackspace Monitoring<text:line-break/>baseurl=http://stable.packages.cloudmonitoring.rackspace.com/centos-5-x86_64<text:line-break/>enabled=1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entOS 6</text:span></text:p>
          </table:table-cell>
          <table:table-cell table:style-name="Table2.A1" office:value-type="string">
            <text:p text:style-name="Table_20_Contents"><text:span text:style-name="Source_20_Text">[rackspace]<text:line-break/>name=Rackspace Monitoring<text:line-break/>baseurl=http://stable.packages.cloudmonitoring.rackspace.com/centos-6-x86_64<text:line-break/>enabled=1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entOS 7</text:span></text:p>
          </table:table-cell>
          <table:table-cell table:style-name="Table2.A1" office:value-type="string">
            <text:p text:style-name="Table_20_Contents"><text:span text:style-name="Source_20_Text">[rackspace]<text:line-break/>name=Rackspace Monitoring<text:line-break/>baseurl=http://stable.packages.cloudmonitoring.rackspace.com/centos-7-x86_64<text:line-break/>enabled=1</text:span></text:p>
          </table:table-cell>
        </table:table-row>
      </table:table>
      <text:p text:style-name="P2"><text:span text:style-name="T2"/></text:p>
      <text:p text:style-name="P7"><text:span text:style-name="T2">Paste the line you copied from the table above into the repo file you're editing, then save the file. This file configures the monitoring agent repository for yum.</text:span></text:p>
      <text:p text:style-name="P7"><text:span text:style-name="T2"/></text:p>
      <text:p text:style-name="Text_20_body"><text:soft-page-break/><text:span text:style-name="T9">Install the agent package using </text:span><text:span text:style-name="Source_20_Text"><text:span text:style-name="T9">yum</text:span></text:span><text:span text:style-name="T9">.</text:span></text:p>
      <text:p text:style-name="Preformatted_20_Text"><text:bookmark text:name="pre-7"/><text:tab/>sudo yum install rackspace-monitoring-agent</text:p>
      <text:p text:style-name="Preformatted_20_Text"/>
      <text:p text:style-name="Text_20_body"><text:span text:style-name="Strong_20_Emphasis"><text:span text:style-name="T9">To run the setup program:</text:span></text:span></text:p>
      <text:p text:style-name="Preformatted_20_Text"><text:bookmark text:name="pre-8"/><text:tab/>sudo rackspace-monitoring-agent --setup</text:p>
      <text:p text:style-name="Preformatted_20_Text"/>
      <text:p text:style-name="Preformatted_20_Text">* Enter your Rackspace Cloud user name when prompted.</text:p>
      <text:p text:style-name="Preformatted_20_Text">* Enter either your API key or Control Panel password when prompted.</text:p>
      <text:p text:style-name="Preformatted_20_Text"/>
      <text:p text:style-name="Text_20_body">Now it's time to start the agent.</text:p>
      <text:h text:style-name="Heading_20_2" text:outline-level="2">Start the Agent</text:h>
      <text:p text:style-name="Preformatted_20_Text"><text:bookmark text:name="pre-11"/><text:tab/>sudo service rackspace-monitoring-agent start</text:p>
      <text:p text:style-name="Preformatted_20_Text"/>
      <text:p text:style-name="Preformatted_20_Text"><text:bookmark text:name="pre-12"/><text:tab/>rackspace-monitoring-agent --help</text:p>
      <text:h text:style-name="Heading_20_2" text:outline-level="2"><text:bookmark text:name="UninstallAgent"/>Uninstall the Agent</text:h>
      <text:p text:style-name="Preformatted_20_Text"><text:bookmark text:name="pre-14"/><text:tab/>sudo yum remove rackspace-monitoring-agent</text:p>
      <text:p text:style-name="Preformatted_20_Text"/>
      <text:p text:style-name="Text_20_body"/>
      <text:p text:style-name="P2"><text:span text:style-name="T2"/></text:p>
      <text:p text:style-name="P2"><text:span text:style-name="T2"/></text:p>
      <text:p text:style-name="P4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8T16:29:24</dc:date>
    <dc:creator>FSSD </dc:creator>
    <meta:document-statistic meta:table-count="2" meta:image-count="0" meta:object-count="0" meta:page-count="2" meta:paragraph-count="36" meta:word-count="253" meta:character-count="2035" meta:non-whitespace-character-count="1812"/>
    <meta:generator>LibreOffice/4.0.2.2$Linux_x86 LibreOffice_project/400m0$Build-2</meta:generator>
  </office:meta>
</office:document-meta>
</file>